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officeooo:rsid="00108802" officeooo:paragraph-rsid="00108802" style:font-size-asian="16pt" style:font-size-complex="16pt"/>
    </style:style>
    <style:style style:name="P2" style:family="paragraph" style:parent-style-name="Standard">
      <style:text-properties fo:font-size="12pt" officeooo:paragraph-rsid="00136490"/>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rsid="00136490" officeooo:paragraph-rsid="00136490" style:font-size-asian="12pt" style:font-size-complex="12pt"/>
    </style:style>
    <style:style style:name="P5" style:family="paragraph" style:parent-style-name="Standard">
      <style:text-properties style:font-name="Liberation Serif" fo:font-size="12pt" officeooo:rsid="00173ca2" officeooo:paragraph-rsid="00173ca2" style:font-size-asian="12pt" style:font-size-complex="12pt"/>
    </style:style>
    <style:style style:name="P6" style:family="paragraph" style:parent-style-name="Standard">
      <style:text-properties style:font-name="Liberation Serif" fo:font-size="12pt" officeooo:rsid="001a3e11" officeooo:paragraph-rsid="001a3e11" style:font-size-asian="12pt" style:font-size-complex="12pt"/>
    </style:style>
    <style:style style:name="P7" style:family="paragraph" style:parent-style-name="Standard">
      <style:text-properties style:font-name="Liberation Serif" fo:font-size="12pt" officeooo:rsid="001a486e" officeooo:paragraph-rsid="001a486e" style:font-size-asian="12pt" style:font-size-complex="12pt"/>
    </style:style>
    <style:style style:name="P8" style:family="paragraph" style:parent-style-name="Standard">
      <style:text-properties style:font-name="Liberation Serif" fo:font-size="12pt" officeooo:rsid="001b4b07" officeooo:paragraph-rsid="001b4b07" style:font-size-asian="12pt" style:font-size-complex="12pt"/>
    </style:style>
    <style:style style:name="P9" style:family="paragraph" style:parent-style-name="Standard">
      <style:paragraph-properties>
        <style:tab-stops>
          <style:tab-stop style:position="1.244cm"/>
        </style:tab-stops>
      </style:paragraph-properties>
      <style:text-properties style:font-name="Liberation Serif" fo:font-size="12pt" officeooo:rsid="001e4177" officeooo:paragraph-rsid="001e4177" style:font-size-asian="12pt" style:font-size-complex="12pt"/>
    </style:style>
    <style:style style:name="P10" style:family="paragraph" style:parent-style-name="Standard">
      <style:paragraph-properties>
        <style:tab-stops>
          <style:tab-stop style:position="1.244cm"/>
        </style:tab-stops>
      </style:paragraph-properties>
      <style:text-properties style:font-name="Liberation Serif" fo:font-size="12pt" officeooo:rsid="002021c4" officeooo:paragraph-rsid="002021c4" style:font-size-asian="12pt" style:font-size-complex="12pt"/>
    </style:style>
    <style:style style:name="P11" style:family="paragraph" style:parent-style-name="Standard">
      <style:paragraph-properties>
        <style:tab-stops>
          <style:tab-stop style:position="1.244cm"/>
        </style:tab-stops>
      </style:paragraph-properties>
      <style:text-properties style:font-name="Liberation Serif" fo:font-size="12pt" officeooo:rsid="0029c936" officeooo:paragraph-rsid="0029c936" style:font-size-asian="12pt" style:font-size-complex="12pt"/>
    </style:style>
    <style:style style:name="P12" style:family="paragraph" style:parent-style-name="Standard">
      <style:text-properties style:font-name="Liberation Serif" fo:font-size="12pt" officeooo:paragraph-rsid="001a3e11"/>
    </style:style>
    <style:style style:name="P13" style:family="paragraph" style:parent-style-name="Standard">
      <style:text-properties style:font-name="Liberation Serif" fo:font-size="12pt" officeooo:paragraph-rsid="001b4b07"/>
    </style:style>
    <style:style style:name="P14" style:family="paragraph" style:parent-style-name="Standard">
      <style:paragraph-properties>
        <style:tab-stops>
          <style:tab-stop style:position="1.244cm"/>
        </style:tab-stops>
      </style:paragraph-properties>
      <style:text-properties style:font-name="Liberation Serif" fo:font-size="12pt" officeooo:paragraph-rsid="002021c4"/>
    </style:style>
    <style:style style:name="P15" style:family="paragraph" style:parent-style-name="Standard">
      <style:paragraph-properties>
        <style:tab-stops>
          <style:tab-stop style:position="1.244cm"/>
        </style:tab-stops>
      </style:paragraph-properties>
      <style:text-properties officeooo:rsid="00213f0a" officeooo:paragraph-rsid="00213f0a"/>
    </style:style>
    <style:style style:name="P16" style:family="paragraph" style:parent-style-name="Standard" style:list-style-name="L1">
      <style:text-properties style:font-name="Liberation Serif" fo:font-size="12pt" style:font-size-asian="12pt" style:font-size-complex="12pt"/>
    </style:style>
    <style:style style:name="P17" style:family="paragraph" style:parent-style-name="Standard" style:list-style-name="L1">
      <style:text-properties style:font-name="Liberation Serif" fo:font-size="12pt" officeooo:paragraph-rsid="00173ca2" style:font-size-asian="12pt" style:font-size-complex="12pt"/>
    </style:style>
    <style:style style:name="P18" style:family="paragraph" style:parent-style-name="Standard">
      <style:text-properties style:font-name="Liberation Serif" fo:font-size="12pt" officeooo:rsid="00173ca2" officeooo:paragraph-rsid="00173ca2" style:font-size-asian="12pt" style:font-size-complex="12pt"/>
    </style:style>
    <style:style style:name="P19" style:family="paragraph" style:parent-style-name="Standard" style:list-style-name="L2">
      <style:text-properties style:font-name="Liberation Serif" fo:font-size="12pt" officeooo:rsid="00173ca2" officeooo:paragraph-rsid="00173ca2" style:font-size-asian="12pt" style:font-size-complex="12pt"/>
    </style:style>
    <style:style style:name="P20" style:family="paragraph" style:parent-style-name="Standard" style:list-style-name="L4">
      <style:text-properties style:font-name="Liberation Serif" fo:font-size="12pt" officeooo:rsid="001a3e11" officeooo:paragraph-rsid="001a3e11" style:font-size-asian="12pt" style:font-size-complex="12pt"/>
    </style:style>
    <style:style style:name="P21" style:family="paragraph" style:parent-style-name="Standard" style:list-style-name="L4">
      <style:text-properties style:font-name="Liberation Serif" fo:font-size="12pt" officeooo:rsid="001a486e" officeooo:paragraph-rsid="001a486e" style:font-size-asian="12pt" style:font-size-complex="12pt"/>
    </style:style>
    <style:style style:name="P22" style:family="paragraph" style:parent-style-name="Standard">
      <style:paragraph-properties>
        <style:tab-stops>
          <style:tab-stop style:position="1.244cm"/>
        </style:tab-stops>
      </style:paragraph-properties>
      <style:text-properties style:font-name="Liberation Serif" fo:font-size="12pt" officeooo:rsid="001bd8cf" officeooo:paragraph-rsid="001b4b07" style:font-size-asian="12pt" style:font-size-complex="12pt"/>
    </style:style>
    <style:style style:name="P23" style:family="paragraph" style:parent-style-name="Standard">
      <style:paragraph-properties>
        <style:tab-stops>
          <style:tab-stop style:position="1.244cm"/>
        </style:tab-stops>
      </style:paragraph-properties>
      <style:text-properties style:font-name="Liberation Serif" fo:font-size="12pt" officeooo:paragraph-rsid="002021c4" style:font-size-asian="12pt" style:font-size-complex="12pt"/>
    </style:style>
    <style:style style:name="P24" style:family="paragraph" style:parent-style-name="Standard">
      <style:paragraph-properties>
        <style:tab-stops>
          <style:tab-stop style:position="1.244cm"/>
        </style:tab-stops>
      </style:paragraph-properties>
      <style:text-properties style:font-name="Liberation Serif" fo:font-size="12pt" officeooo:rsid="002021c4" officeooo:paragraph-rsid="00213f0a" style:font-size-asian="12pt" style:font-size-complex="12pt"/>
    </style:style>
    <style:style style:name="P25" style:family="paragraph" style:parent-style-name="Standard" style:list-style-name="L5">
      <style:paragraph-properties>
        <style:tab-stops>
          <style:tab-stop style:position="1.244cm"/>
        </style:tab-stops>
      </style:paragraph-properties>
      <style:text-properties style:font-name="Liberation Serif" fo:font-size="12pt" officeooo:rsid="00213f0a" officeooo:paragraph-rsid="00213f0a" style:font-size-asian="12pt" style:font-size-complex="12pt"/>
    </style:style>
    <style:style style:name="P26" style:family="paragraph" style:parent-style-name="Standard" style:list-style-name="L6">
      <style:paragraph-properties>
        <style:tab-stops>
          <style:tab-stop style:position="1.244cm"/>
        </style:tab-stops>
      </style:paragraph-properties>
      <style:text-properties style:font-name="Liberation Serif" fo:font-size="12pt" officeooo:rsid="00233c9c" officeooo:paragraph-rsid="00233c9c" style:font-size-asian="12pt" style:font-size-complex="12pt"/>
    </style:style>
    <style:style style:name="P27" style:family="paragraph" style:parent-style-name="Standard" style:list-style-name="L6">
      <style:paragraph-properties>
        <style:tab-stops>
          <style:tab-stop style:position="1.244cm"/>
        </style:tab-stops>
      </style:paragraph-properties>
      <style:text-properties style:font-name="Liberation Serif" fo:font-size="12pt" officeooo:rsid="00243443" officeooo:paragraph-rsid="00243443" style:font-size-asian="12pt" style:font-size-complex="12pt"/>
    </style:style>
    <style:style style:name="P28" style:family="paragraph" style:parent-style-name="Standard" style:list-style-name="L7">
      <style:paragraph-properties>
        <style:tab-stops>
          <style:tab-stop style:position="1.244cm"/>
        </style:tab-stops>
      </style:paragraph-properties>
      <style:text-properties style:font-name="Liberation Serif" fo:font-size="12pt" officeooo:rsid="0029c936" officeooo:paragraph-rsid="0029c936" style:font-size-asian="12pt" style:font-size-complex="12pt"/>
    </style:style>
    <style:style style:name="P29" style:family="paragraph" style:parent-style-name="Standard" style:list-style-name="L8">
      <style:paragraph-properties>
        <style:tab-stops>
          <style:tab-stop style:position="1.244cm"/>
        </style:tab-stops>
      </style:paragraph-properties>
      <style:text-properties style:font-name="Liberation Serif" fo:font-size="12pt" officeooo:rsid="002c0794" officeooo:paragraph-rsid="002c0794" style:font-size-asian="12pt" style:font-size-complex="12pt"/>
    </style:style>
    <style:style style:name="P30" style:family="paragraph" style:parent-style-name="Standard" style:list-style-name="L8">
      <style:paragraph-properties>
        <style:tab-stops>
          <style:tab-stop style:position="1.244cm"/>
        </style:tab-stops>
      </style:paragraph-properties>
      <style:text-properties style:font-name="Liberation Serif" fo:font-size="12pt" officeooo:rsid="002d31d6" officeooo:paragraph-rsid="002d31d6" style:font-size-asian="12pt" style:font-size-complex="12pt"/>
    </style:style>
    <style:style style:name="P31" style:family="paragraph" style:parent-style-name="Standard" style:list-style-name="L8">
      <style:paragraph-properties>
        <style:tab-stops>
          <style:tab-stop style:position="1.244cm"/>
        </style:tab-stops>
      </style:paragraph-properties>
      <style:text-properties style:font-name="Liberation Serif" fo:font-size="12pt" officeooo:rsid="002e8d56" officeooo:paragraph-rsid="002e8d56" style:font-size-asian="12pt" style:font-size-complex="12pt"/>
    </style:style>
    <style:style style:name="P32" style:family="paragraph" style:parent-style-name="Standard" style:list-style-name="L2">
      <style:text-properties officeooo:paragraph-rsid="00173ca2"/>
    </style:style>
    <style:style style:name="P33" style:family="paragraph" style:parent-style-name="Standard" style:list-style-name="L2">
      <style:text-properties officeooo:rsid="00173ca2" officeooo:paragraph-rsid="00173ca2"/>
    </style:style>
    <style:style style:name="P34" style:family="paragraph" style:parent-style-name="Standard" style:list-style-name="L3">
      <style:text-properties officeooo:paragraph-rsid="001a3e11"/>
    </style:style>
    <style:style style:name="T1" style:family="text">
      <style:text-properties style:font-size-asian="12pt" style:font-size-complex="12pt"/>
    </style:style>
    <style:style style:name="T2" style:family="text">
      <style:text-properties officeooo:rsid="00136490" style:font-size-asian="12pt" style:font-size-complex="12pt"/>
    </style:style>
    <style:style style:name="T3" style:family="text">
      <style:text-properties officeooo:rsid="001a3e11" style:font-size-asian="12pt" style:font-size-complex="12pt"/>
    </style:style>
    <style:style style:name="T4" style:family="text">
      <style:text-properties officeooo:rsid="001b4b07" style:font-size-asian="12pt" style:font-size-complex="12pt"/>
    </style:style>
    <style:style style:name="T5" style:family="text">
      <style:text-properties officeooo:rsid="002021c4" style:font-size-asian="12pt" style:font-size-complex="12pt"/>
    </style:style>
    <style:style style:name="T6" style:family="text">
      <style:text-properties style:font-name="Liberation Serif" style:font-size-asian="12pt" style:font-size-complex="12pt"/>
    </style:style>
    <style:style style:name="T7" style:family="text">
      <style:text-properties style:font-name="Liberation Serif" fo:font-size="12pt" style:font-size-asian="12pt" style:font-size-complex="12pt"/>
    </style:style>
    <style:style style:name="T8" style:family="text">
      <style:text-properties style:font-name="Liberation Serif" fo:font-size="12pt" officeooo:rsid="00173ca2" style:font-size-asian="12pt" style:font-size-complex="12pt"/>
    </style:style>
    <style:style style:name="T9" style:family="text">
      <style:text-properties style:font-name="Liberation Serif" fo:font-size="12pt" officeooo:rsid="00186abf" style:font-size-asian="12pt" style:font-size-complex="12pt"/>
    </style:style>
    <style:style style:name="T10" style:family="text">
      <style:text-properties style:font-name="Liberation Serif" fo:font-size="12pt" officeooo:rsid="001a3e11" style:font-size-asian="12pt" style:font-size-complex="12pt"/>
    </style:style>
    <style:style style:name="T11" style:family="text">
      <style:text-properties style:font-name="Liberation Serif" fo:font-size="12pt" officeooo:rsid="00216448" style:font-size-asian="12pt" style:font-size-complex="12pt"/>
    </style:style>
    <style:style style:name="T12" style:family="text">
      <style:text-properties style:font-name="Liberation Serif" fo:font-size="12pt" officeooo:rsid="0029c936" style:font-size-asian="12pt" style:font-size-complex="12pt"/>
    </style:style>
    <style:style style:name="T13" style:family="text">
      <style:text-properties officeooo:rsid="00136490"/>
    </style:style>
    <style:style style:name="T14" style:family="text">
      <style:text-properties officeooo:rsid="0013a5a1"/>
    </style:style>
    <style:style style:name="T15" style:family="text">
      <style:text-properties officeooo:rsid="001811ce"/>
    </style:style>
    <style:style style:name="T16" style:family="text">
      <style:text-properties officeooo:rsid="001bd8cf"/>
    </style:style>
    <style:style style:name="T17" style:family="text">
      <style:text-properties officeooo:rsid="002021c4"/>
    </style:style>
    <style:style style:name="T18" style:family="text">
      <style:text-properties officeooo:rsid="002b83e5"/>
    </style:style>
    <style:style style:name="T19" style:family="text">
      <style:text-properties officeooo:rsid="002d31d6"/>
    </style:style>
    <style:style style:name="T20" style:family="text">
      <style:text-properties officeooo:rsid="003020e6"/>
    </style:style>
    <style:style style:name="T21" style:family="text">
      <style:text-properties officeooo:rsid="00309c2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No: 5.1 </text:p>
      <text:p text:style-name="P1"/>
      <text:p text:style-name="P2"><text:span text:style-name="T2">1. </text:span><text:span text:style-name="T6">What is a story point? How will you use story points to measure size of the </text:span></text:p>
      <text:p text:style-name="P3">following fruits (fruit points) given the planning poker value ½, 1, 2, 3, 5,8,13, </text:p>
      <text:p text:style-name="P3">20, 40, 100, infinity</text:p>
      <text:p text:style-name="P4">Ans: </text:p>
      <text:list xml:id="list8523317655775127688" text:style-name="L1">
        <text:list-item>
          <text:p text:style-name="P16">Apple <text:s text:c="10"/></text:p>
        </text:list-item>
        <text:list-item>
          <text:p text:style-name="P16">Mango <text:s text:c="5"/><text:span text:style-name="T15"><text:s text:c="10"/></text:span></text:p>
        </text:list-item>
        <text:list-item>
          <text:p text:style-name="P16">Banana <text:s text:c="7"/><text:span text:style-name="T13"><text:s text:c="11"/></text:span></text:p>
        </text:list-item>
        <text:list-item>
          <text:p text:style-name="P16">Jack fruit <text:s text:c="2"/><text:span text:style-name="T13"><text:s text:c="7"/></text:span></text:p>
        </text:list-item>
        <text:list-item>
          <text:p text:style-name="P16">Pine apple</text:p>
        </text:list-item>
        <text:list-item>
          <text:p text:style-name="P16">Gooseberry <text:span text:style-name="T14"><text:s text:c="8"/></text:span></text:p>
        </text:list-item>
        <text:list-item>
          <text:p text:style-name="P16">Avocado <text:s text:c="5"/></text:p>
        </text:list-item>
        <text:list-item>
          <text:p text:style-name="P16">Lime <text:s text:c="10"/></text:p>
        </text:list-item>
        <text:list-item>
          <text:p text:style-name="P16">Pomegranate <text:s/></text:p>
        </text:list-item>
        <text:list-item>
          <text:p text:style-name="P17">Watermelon <text:s text:c="2"/></text:p>
        </text:list-item>
      </text:list>
      <text:p text:style-name="P5">Ans:</text:p>
      <text:list xml:id="list7181531571758354825" text:style-name="L2">
        <text:list-item>
          <text:p text:style-name="P32"><text:span text:style-name="T8">Apple - <text:s/></text:span><text:span text:style-name="T9">2</text:span></text:p>
        </text:list-item>
        <text:list-item>
          <text:p text:style-name="P33"><text:span text:style-name="T7">Mango - </text:span><text:span text:style-name="T9">2</text:span></text:p>
        </text:list-item>
        <text:list-item>
          <text:p text:style-name="P33"><text:span text:style-name="T7">Banana - <text:s/></text:span><text:span text:style-name="T9">2</text:span></text:p>
        </text:list-item>
        <text:list-item>
          <text:p text:style-name="P33"><text:span text:style-name="T7">Jack Fruit - </text:span><text:span text:style-name="T9">100</text:span></text:p>
        </text:list-item>
        <text:list-item>
          <text:p text:style-name="P33"><text:span text:style-name="T7">Pineapple <text:s/>- </text:span><text:span text:style-name="T9">5</text:span></text:p>
        </text:list-item>
        <text:list-item>
          <text:p text:style-name="P19">Gooseberry – 1/2 </text:p>
        </text:list-item>
        <text:list-item>
          <text:p text:style-name="P33"><text:span text:style-name="T7">Avocado - <text:s/></text:span><text:span text:style-name="T9">1</text:span></text:p>
        </text:list-item>
        <text:list-item>
          <text:p text:style-name="P33"><text:span text:style-name="T7">Lime - <text:s text:c="2"/></text:span><text:span text:style-name="T9">1/2</text:span></text:p>
        </text:list-item>
        <text:list-item>
          <text:p text:style-name="P33"><text:span text:style-name="T7">Pomegranate - </text:span><text:span text:style-name="T9">3</text:span></text:p>
        </text:list-item>
        <text:list-item>
          <text:p text:style-name="P33"><text:span text:style-name="T7">Watermelon - </text:span><text:span text:style-name="T9">20</text:span></text:p>
        </text:list-item>
      </text:list>
      <text:p text:style-name="P5"/>
      <text:p text:style-name="P6">Assumptions: </text:p>
      <text:list xml:id="list8941548212119703630" text:style-name="L3">
        <text:list-item>
          <text:p text:style-name="P34"><text:span text:style-name="T10">The poker values are assigned on the basis of considering the weight of the fruits </text:span><text:span text:style-name="T12">as a baseline.</text:span></text:p>
        </text:list-item>
      </text:list>
      <text:p text:style-name="P6"/>
      <text:p text:style-name="P6"/>
      <text:p text:style-name="P12"><text:span text:style-name="T3">2. </text:span><text:span text:style-name="T1">What are the points discussed during the daily standup meeting? What happens if there is a problem a team member identifies during the stand up meeting and how the same will be resolved?</text:span></text:p>
      <text:p text:style-name="P6"/>
      <text:p text:style-name="P6">Ans: The daily stand up meetings plays a very important role in the success of the project. The key points duscussed during the meetings include :</text:p>
      <text:list xml:id="list5938848994690108858" text:style-name="L4">
        <text:list-item>
          <text:p text:style-name="P20">What did I do yesterday?</text:p>
        </text:list-item>
        <text:list-item>
          <text:p text:style-name="P20">What I am going to do today?</text:p>
        </text:list-item>
        <text:list-item>
          <text:p text:style-name="P20">What are the increments I need for doing my work, for eg. I need the service of a particular resource for say 2 hours today.</text:p>
        </text:list-item>
        <text:list-item>
          <text:p text:style-name="P21">Do I have any impediments?</text:p>
        </text:list-item>
      </text:list>
      <text:p text:style-name="P7">The parties to the meeting involves the Dev team, Scrum master and the Product owner (if he/she wishes). The meeting will be for a period of maximum 15 minutes and it will mostly on the same time and same location. <text:s/>If a team member identifies a problem during the meeting it will not be discussed in the meeting. After the daily meeting is over those who are involved in that problem will meet together again and the scrum master will facilitate to resolve the issue. This is done this way because if they start discussing the problem in the daily meetings it will be a waste of time for other members who are not involved in the problem.</text:p>
      <text:p text:style-name="P7"><text:soft-page-break/></text:p>
      <text:p text:style-name="P7"/>
      <text:p text:style-name="P7"/>
      <text:p text:style-name="P13"><text:span text:style-name="T4">3. </text:span><text:span text:style-name="T1">What is the relationship between Epic, User story and Feature? What are themes?</text:span></text:p>
      <text:p text:style-name="P8">Ans: Epic: Epic is a multiple feature and it is at a very high level. <text:span text:style-name="T17">It is very broad and not very clearly defined.</text:span></text:p>
      <text:p text:style-name="P8"><text:s/><text:span text:style-name="T16">Eg: an online application to purchase products</text:span></text:p>
      <text:p text:style-name="P8"><text:s/><text:span text:style-name="T16">Feature: Features are the subset of the epic where we divide the epic into different features.</text:span></text:p>
      <text:p text:style-name="P8"><text:s/><text:span text:style-name="T16">Eg: Customer login page, Product comparison, payment gateways etc</text:span></text:p>
      <text:p text:style-name="P22"><text:s/>User Stories: It means, as a customer what shall I do so that I get this thing? These are the <text:s text:c="15"/>basic requirements of the customer and the Dev team makes these user stories and develops it. These are written in plane english so that the developer understands it and codes accordingly.</text:p>
      <text:p text:style-name="P11">Eg: As a customer what shall I do so that I get the Login to my account</text:p>
      <text:p text:style-name="P9">Themes: <text:span text:style-name="T17">Themes are group of related stories. When we group together user stories based on some commonalities these groups are known as themes.</text:span></text:p>
      <text:p text:style-name="P11">Eg: All the white goods are grouped together on the site</text:p>
      <text:p text:style-name="P9"/>
      <text:p text:style-name="P9"/>
      <text:p text:style-name="P14"><text:span text:style-name="T5">4. </text:span><text:span text:style-name="T1">Provide an example of Feature and user stories for the below.</text:span></text:p>
      <text:p text:style-name="P23">Epic: Allow the customers to manage their own accounts in the web portal</text:p>
      <text:p text:style-name="P24">Ans: <text:s/>Feature:</text:p>
      <text:list xml:id="list2253817837372555835" text:style-name="L5">
        <text:list-item>
          <text:p text:style-name="P25">Editing the customer information via the web portal.</text:p>
        </text:list-item>
        <text:list-item>
          <text:p text:style-name="P25">Login page for the accounts </text:p>
        </text:list-item>
        <text:list-item>
          <text:p text:style-name="P25">Login page for viewing the personal information</text:p>
        </text:list-item>
        <text:list-item>
          <text:p text:style-name="P25">Automatic SMS system to the customer’s mobile phone when his/her accounts are accessed.</text:p>
        </text:list-item>
      </text:list>
      <text:p text:style-name="P15"><text:span text:style-name="T7"><text:s text:c="10"/></text:span><text:span text:style-name="T11">User Story:</text:span></text:p>
      <text:list xml:id="list297721838341569916" text:style-name="L6">
        <text:list-item>
          <text:p text:style-name="P26">As a customer what shall I do so that I get the login to my account</text:p>
        </text:list-item>
        <text:list-item>
          <text:p text:style-name="P26">As a customer what shall I do to know my account balance</text:p>
        </text:list-item>
        <text:list-item>
          <text:p text:style-name="P27">As a customer what shall I do to edit my personal details in the account</text:p>
        </text:list-item>
      </text:list>
      <text:p text:style-name="P10"/>
      <text:p text:style-name="P11">5. <text:s/>Product backlog item:</text:p>
      <text:list xml:id="list4381633146272316177" text:style-name="L7">
        <text:list-item>
          <text:p text:style-name="P28">Read a high-level, 10-page overview of agile software development in a celebrity magazine.</text:p>
        </text:list-item>
        <text:list-item>
          <text:p text:style-name="P28">Read a densely written 5-page research paper about agile software development in an academic journal.</text:p>
        </text:list-item>
        <text:list-item>
          <text:p text:style-name="P28">Write the product backlog for a simple eCommerce site that sells only clocks.</text:p>
        </text:list-item>
        <text:list-item>
          <text:p text:style-name="P28">Recruit, interview, and hire a new member for your team.</text:p>
        </text:list-item>
        <text:list-item>
          <text:p text:style-name="P28">Create a 60-minute presentation about agile estimating and planning for your coworkers.</text:p>
        </text:list-item>
        <text:list-item>
          <text:p text:style-name="P28">Wash and wax your boss’ Porsche.</text:p>
        </text:list-item>
        <text:list-item>
          <text:p text:style-name="P28">Read a 150-page book on agile software development.</text:p>
        </text:list-item>
        <text:list-item>
          <text:p text:style-name="P28">Write an 8-page description of agile development for your boss</text:p>
        </text:list-item>
      </text:list>
      <text:p text:style-name="P11">Ans: <text:s text:c="3"/>1. <text:s/><text:span text:style-name="T18">1 day (8 Hours)</text:span></text:p>
      <text:p text:style-name="P11"><text:tab/><text:span text:style-name="T18">2. <text:s/>2 days (16 hrs)</text:span></text:p>
      <text:list xml:id="list5807057808825386152" text:style-name="L8">
        <text:list-header>
          <text:p text:style-name="P29">3. <text:s/><text:span text:style-name="T19">2 hours</text:span></text:p>
          <text:p text:style-name="P30">4. <text:s/><text:span text:style-name="T21">4</text:span> days</text:p>
          <text:p text:style-name="P30">5. <text:s/>4 hours</text:p>
          <text:p text:style-name="P30">6. <text:s/><text:span text:style-name="T20">3 hours</text:span></text:p>
          <text:p text:style-name="P31">7. <text:s/>3 days</text:p>
          <text:p text:style-name="P31">8. <text:s/>1 day</text:p>
        </text:list-header>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0T12:40:41.320899862</meta:creation-date>
    <dc:date>2016-08-20T16:00:42.150741107</dc:date>
    <meta:editing-duration>PT42M43S</meta:editing-duration>
    <meta:editing-cycles>13</meta:editing-cycles>
    <meta:generator>LibreOffice/5.1.4.2$Linux_X86_64 LibreOffice_project/10m0$Build-2</meta:generator>
    <meta:document-statistic meta:table-count="0" meta:image-count="0" meta:object-count="0" meta:page-count="2" meta:paragraph-count="72" meta:word-count="765" meta:character-count="4082" meta:non-whitespace-character-count="3291"/>
  </office:meta>
</office:document-meta>
</file>